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6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10.85mm"/>
    </style:style>
    <style:style style:name="co7" style:family="table-column">
      <style:table-column-properties fo:break-before="auto" style:column-width="23.92mm"/>
    </style:style>
    <style:style style:name="co8" style:family="table-column">
      <style:table-column-properties fo:break-before="auto" style:column-width="24.36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23.04mm"/>
    </style:style>
    <style:style style:name="co11" style:family="table-column">
      <style:table-column-properties fo:break-before="auto" style:column-width="4.66mm"/>
    </style:style>
    <style:style style:name="co12" style:family="table-column">
      <style:table-column-properties fo:break-before="auto" style:column-width="14.39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6.83mm"/>
    </style:style>
    <style:style style:name="co15" style:family="table-column">
      <style:table-column-properties fo:break-before="auto" style:column-width="17.74mm"/>
    </style:style>
    <style:style style:name="co16" style:family="table-column">
      <style:table-column-properties fo:break-before="auto" style:column-width="1.55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20.5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21.34mm"/>
    </style:style>
    <style:style style:name="co21" style:family="table-column">
      <style:table-column-properties fo:break-before="auto" style:column-width="19.7mm"/>
    </style:style>
    <style:style style:name="co22" style:family="table-column">
      <style:table-column-properties fo:break-before="auto" style:column-width="18.5mm"/>
    </style:style>
    <style:style style:name="co23" style:family="table-column">
      <style:table-column-properties fo:break-before="auto" style:column-width="18.82mm"/>
    </style:style>
    <style:style style:name="co24" style:family="table-column">
      <style:table-column-properties fo:break-before="auto" style:column-width="14.16mm"/>
    </style:style>
    <style:style style:name="co25" style:family="table-column">
      <style:table-column-properties fo:break-before="auto" style:column-width="18.61mm"/>
    </style:style>
    <style:style style:name="co26" style:family="table-column">
      <style:table-column-properties fo:break-before="auto" style:column-width="11.52mm"/>
    </style:style>
    <style:style style:name="co27" style:family="table-column">
      <style:table-column-properties fo:break-before="auto" style:column-width="1.99mm"/>
    </style:style>
    <style:style style:name="co28" style:family="table-column">
      <style:table-column-properties fo:break-before="auto" style:column-width="33.36mm"/>
    </style:style>
    <style:style style:name="co29" style:family="table-column">
      <style:table-column-properties fo:break-before="auto" style:column-width="35.65mm"/>
    </style:style>
    <style:style style:name="co30" style:family="table-column">
      <style:table-column-properties fo:break-before="auto" style:column-width="32.1mm"/>
    </style:style>
    <style:style style:name="co31" style:family="table-column">
      <style:table-column-properties fo:break-before="auto" style:column-width="25.68mm"/>
    </style:style>
    <style:style style:name="co32" style:family="table-column">
      <style:table-column-properties fo:break-before="auto" style:column-width="17.94mm"/>
    </style:style>
    <style:style style:name="ro1" style:family="table-row">
      <style:table-row-properties style:row-height="2.12mm" fo:break-before="auto" style:use-optimal-row-height="false"/>
    </style:style>
    <style:style style:name="ro2" style:family="table-row">
      <style:table-row-properties style:row-height="4.55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1.85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5.93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1.32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ta1" style:family="table" style:master-page-name="PageStyle_5f_股票投資">
      <style:table-properties table:display="true" style:writing-mode="lr-tb"/>
    </style:style>
    <style:style style:name="ta2" style:family="table" style:master-page-name="PageStyle_5f_基金投資">
      <style:table-properties table:display="true" style:writing-mode="lr-tb"/>
    </style:style>
    <style:style style:name="ta3" style:family="table" style:master-page-name="PageStyle_5f_外幣投資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8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8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81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8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80">
      <style:table-cell-properties style:glyph-orientation-vertical="0" fo:border-bottom="2.49pt solid #000000" fo:background-color="#ccccff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8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8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8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8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8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76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76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76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81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7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76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76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80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8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8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8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76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8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18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8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8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8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9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92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9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9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92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9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9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94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9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9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94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94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94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94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94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94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94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94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94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94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94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94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1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1">
      <style:table-cell-properties style:glyph-orientation-vertical="0" fo:border-bottom="2.49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1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7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84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 style:data-style-name="N18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 style:data-style-name="N184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 style:data-style-name="N184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 style:data-style-name="N174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 style:data-style-name="N17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 style:data-style-name="N149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 style:data-style-name="N19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 style:data-style-name="N19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183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 style:data-style-name="N18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183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 style:data-style-name="N17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76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 style:data-style-name="N176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7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7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174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 style:data-style-name="N181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11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 style:data-style-name="N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股票投資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16"/>
        <table:table-column table:style-name="co5" table:default-cell-style-name="ce23"/>
        <table:table-column table:style-name="co2" table:default-cell-style-name="ce23"/>
        <table:table-column table:style-name="co3" table:default-cell-style-name="ce23"/>
        <table:table-column table:style-name="co6" table:default-cell-style-name="ce2"/>
        <table:table-column table:style-name="co7" table:default-cell-style-name="ce2"/>
        <table:table-column table:style-name="co2" table:default-cell-style-name="ce45"/>
        <table:table-column table:style-name="co8" table:default-cell-style-name="ce16"/>
        <table:table-column table:style-name="co9" table:default-cell-style-name="ce1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16"/>
        <table:table-column table:style-name="co14" table:default-cell-style-name="ce68"/>
        <table:table-column table:style-name="co15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3" table:number-rows-spanned="1">
            <text:p>所有股票獲利總合<text:span text:style-name="T1"> : </text:span></text:p>
          </table:table-cell>
          <table:covered-table-cell table:number-columns-repeated="2" table:style-name="ce32"/>
          <table:table-cell table:style-name="ce41" table:formula="of:=[.K9]+[.K21]+[.K33]+[.K45]+[.K57]" office:value-type="float" office:value="25240" calcext:value-type="float">
            <text:p>25,240.00 </text:p>
          </table:table-cell>
          <table:table-cell table:style-name="ce46" office:value-type="string" calcext:value-type="string" table:number-columns-spanned="2" table:number-rows-spanned="1">
            <text:p>平均報酬率：</text:p>
          </table:table-cell>
          <table:covered-table-cell table:style-name="ce32"/>
          <table:table-cell table:style-name="ce61" table:formula="of:=[.I2]/([.E13]+[.E25]+[.E37]+[.E49]+[.E61])" office:value-type="percentage" office:value="0.0436980609418283" calcext:value-type="percentage">
            <text:p>4.37%</text:p>
          </table:table-cell>
          <table:table-cell table:number-columns-repeated="6"/>
          <table:table-cell>
            <draw:frame table:end-cell-address="股票投資.X13" table:end-x="10.89mm" table:end-y="4.24mm" draw:z-index="1" draw:name="Chart 2" draw:style-name="gr1" draw:text-style-name="P1" svg:width="99.18mm" svg:height="52.82mm" svg:x="0.45mm" svg:y="1.5mm">
              <loext:p draw:notify-on-update-of-ranges="股票投資.Q5:股票投資.Q5 股票投資.R5:股票投資.R5 股票投資.Q6:股票投資.Q6 股票投資.R6:股票投資.R6 股票投資.Q7:股票投資.Q7 股票投資.R7:股票投資.R7 股票投資.Q8:股票投資.Q8 股票投資.R8:股票投資.R8 股票投資.Q9:股票投資.Q9 股票投資.R9:股票投資.R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17" office:value-type="string" calcext:value-type="string">
            <text:p>日月光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/>
          <table:table-cell office:value-type="string" calcext:value-type="string">
            <text:p>股票名稱</text:p>
          </table:table-cell>
          <table:table-cell table:style-name="ce16" office:value-type="string" calcext:value-type="string">
            <text:p>獲利</text:p>
          </table:table-cell>
          <table:table-cell table:style-name="ce2" office:value-type="string" calcext:value-type="string">
            <text:p>股票名稱</text:p>
          </table:table-cell>
          <table:table-cell table:style-name="ce2" office:value-type="string" calcext:value-type="string">
            <text:p>報酬率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/>
          <table:table-cell table:style-name="ce16" table:formula="of:=[.D3]" office:value-type="string" office:string-value="日月光" calcext:value-type="string">
            <text:p>日月光</text:p>
          </table:table-cell>
          <table:table-cell table:style-name="ce16" table:formula="of:=+[.K9]" office:value-type="float" office:value="16160" calcext:value-type="float">
            <text:p>16,160 </text:p>
          </table:table-cell>
          <table:table-cell table:formula="of:=[.D3]" office:value-type="string" office:string-value="日月光" calcext:value-type="string">
            <text:p>日月光</text:p>
          </table:table-cell>
          <table:table-cell table:style-name="ce61" table:formula="of:=[.L9]" office:value-type="percentage" office:value="0.117956204379562" calcext:value-type="percentage">
            <text:p>11.80%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68.5" calcext:value-type="float">
            <text:p>NT$68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6]*[.D6]" office:value-type="float" office:value="137000" calcext:value-type="float">
            <text:p>NT$137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70" calcext:value-type="float">
            <text:p>NT$70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6]*[.H6]" office:value-type="float" office:value="70000" calcext:value-type="float">
            <text:p>NT$70,000.00 </text:p>
          </table:table-cell>
          <table:table-cell table:style-name="ce49" office:value-type="float" office:value="200" calcext:value-type="float">
            <text:p>200</text:p>
          </table:table-cell>
          <table:table-cell table:style-name="ce54" office:value-type="float" office:value="69.3" calcext:value-type="float">
            <text:p>69.30 </text:p>
          </table:table-cell>
          <table:table-cell table:style-name="ce19" table:formula="of:=[.D13]-[.H13]+[.J13]" office:value-type="float" office:value="1200" calcext:value-type="float">
            <text:p>1,200 </text:p>
          </table:table-cell>
          <table:table-cell table:style-name="ce72" table:formula="of:=[.K6]*[.L6]" office:value-type="float" office:value="83160" calcext:value-type="float">
            <text:p>NT$83,160.00</text:p>
          </table:table-cell>
          <table:table-cell/>
          <table:table-cell table:style-name="ce16" table:formula="of:=[.D15]" office:value-type="string" office:string-value="聯電" calcext:value-type="string">
            <text:p>聯電</text:p>
          </table:table-cell>
          <table:table-cell table:style-name="ce16" table:formula="of:=+[.K21]" office:value-type="float" office:value="2000" calcext:value-type="float">
            <text:p>2,000 </text:p>
          </table:table-cell>
          <table:table-cell table:formula="of:=[.D15]" office:value-type="string" office:string-value="聯電" calcext:value-type="string">
            <text:p>聯電</text:p>
          </table:table-cell>
          <table:table-cell table:style-name="ce61" table:formula="of:=[.L21]" office:value-type="percentage" office:value="0.0194174757281553" calcext:value-type="percentage">
            <text:p>1.94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6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6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/>
          <table:table-cell table:style-name="ce16" table:formula="of:=[.D27]" office:value-type="string" office:string-value="宏電" calcext:value-type="string">
            <text:p>宏電</text:p>
          </table:table-cell>
          <table:table-cell table:style-name="ce79" table:formula="of:=[.K33]" office:value-type="float" office:value="4360" calcext:value-type="float">
            <text:p>4,360 </text:p>
          </table:table-cell>
          <table:table-cell table:formula="of:=[.D27]" office:value-type="string" office:string-value="宏電" calcext:value-type="string">
            <text:p>宏電</text:p>
          </table:table-cell>
          <table:table-cell table:style-name="ce61" table:formula="of:=[.L33]" office:value-type="percentage" office:value="0.053960396039604" calcext:value-type="percentage">
            <text:p>5.40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7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7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/>
          <table:table-cell table:style-name="ce16" table:formula="of:=[.D39]" office:value-type="string" office:string-value="台積電" calcext:value-type="string">
            <text:p>台積電</text:p>
          </table:table-cell>
          <table:table-cell table:style-name="ce16" table:formula="of:=[.K45]" office:value-type="float" office:value="5120" calcext:value-type="float">
            <text:p>5,120 </text:p>
          </table:table-cell>
          <table:table-cell table:formula="of:=[.D39]" office:value-type="string" office:string-value="台積電" calcext:value-type="string">
            <text:p>台積電</text:p>
          </table:table-cell>
          <table:table-cell table:style-name="ce61" table:formula="of:=[.L45]" office:value-type="percentage" office:value="0.0279781420765027" calcext:value-type="percentage">
            <text:p>2.80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8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8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6]+[.I13]-[.E13]" office:value-type="float" office:value="16160" calcext:value-type="float">
            <text:p>NT$16,160.00 </text:p>
          </table:table-cell>
          <table:table-cell table:style-name="ce66" table:formula="of:=[.K9]/[.E13]" office:value-type="percentage" office:value="0.117956204379562" calcext:value-type="percentage">
            <text:p>11.80%</text:p>
          </table:table-cell>
          <table:table-cell table:style-name="ce75"/>
          <table:table-cell/>
          <table:table-cell table:style-name="ce16" table:formula="of:=[.D51]" office:value-type="string" office:string-value="中銀" calcext:value-type="string">
            <text:p>中銀</text:p>
          </table:table-cell>
          <table:table-cell table:style-name="ce16" table:formula="of:=[.K57]" office:value-type="float" office:value="-2400" calcext:value-type="float">
            <text:p>(2,400)</text:p>
          </table:table-cell>
          <table:table-cell table:formula="of:=[.D51]" office:value-type="string" office:string-value="中銀" calcext:value-type="string">
            <text:p>中銀</text:p>
          </table:table-cell>
          <table:table-cell table:style-name="ce61" table:formula="of:=[.L57]" office:value-type="percentage" office:value="-0.032520325203252" calcext:value-type="percentage">
            <text:p>-3.25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9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9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10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10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11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11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6:.D12])" office:value-type="float" office:value="2000" calcext:value-type="float">
            <text:p>2,000 </text:p>
          </table:table-cell>
          <table:table-cell table:style-name="ce28" table:formula="of:=SUM([.E6:.E12])" office:value-type="float" office:value="137000" calcext:value-type="float">
            <text:p>NT$137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6:.H12])" office:value-type="float" office:value="1000" calcext:value-type="float">
            <text:p>1,000 </text:p>
          </table:table-cell>
          <table:table-cell table:style-name="ce28" table:formula="of:=SUM([.I6:.I12])" office:value-type="float" office:value="70000" calcext:value-type="float">
            <text:p>NT$70,000.00 </text:p>
          </table:table-cell>
          <table:table-cell table:style-name="ce51" table:formula="of:=SUM([.J6:.J12])" office:value-type="float" office:value="200" calcext:value-type="float">
            <text:p>20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聯電</text:p>
          </table:table-cell>
          <table:table-cell table:number-columns-repeated="14"/>
          <table:table-cell>
            <draw:frame table:end-cell-address="股票投資.X28" table:end-x="10.67mm" table:end-y="2.34mm" draw:z-index="0" draw:name="Chart 1" draw:style-name="gr1" draw:text-style-name="P1" svg:width="99.18mm" svg:height="58.97mm" svg:x="0.23mm" svg:y="0.64mm">
              <loext:p draw:notify-on-update-of-ranges="股票投資.O5:股票投資.O5 股票投資.P5:股票投資.P5 股票投資.O6:股票投資.O6 股票投資.P6:股票投資.P6 股票投資.O7:股票投資.O7 股票投資.P7:股票投資.P7 股票投資.O8:股票投資.O8 股票投資.P8:股票投資.P8 股票投資.O9:股票投資.O9 股票投資.P9:股票投資.P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5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51.5" calcext:value-type="float">
            <text:p>NT$51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18]*[.D18]" office:value-type="float" office:value="103000" calcext:value-type="float">
            <text:p>NT$103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53" calcext:value-type="float">
            <text:p>NT$53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18]*[.H18]" office:value-type="float" office:value="53000" calcext:value-type="float">
            <text:p>NT$53,0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52" calcext:value-type="float">
            <text:p>52.00 </text:p>
          </table:table-cell>
          <table:table-cell table:style-name="ce19" table:formula="of:=[.D25]-[.H25]+[.J25]" office:value-type="float" office:value="1000" calcext:value-type="float">
            <text:p>1,000 </text:p>
          </table:table-cell>
          <table:table-cell table:style-name="ce72" table:formula="of:=[.K18]*[.L18]" office:value-type="float" office:value="52000" calcext:value-type="float">
            <text:p>NT$52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18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18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60" office:value-type="string" calcext:value-type="string">
            <text:p><text:s/></text:p>
          </table:table-cell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19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19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20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20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18]+[.I25]-[.E25]" office:value-type="float" office:value="2000" calcext:value-type="float">
            <text:p>NT$2,000.00 </text:p>
          </table:table-cell>
          <table:table-cell table:style-name="ce66" table:formula="of:=[.K21]/[.E25]" office:value-type="percentage" office:value="0.0194174757281553" calcext:value-type="percentage">
            <text:p>1.94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21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21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22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22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23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23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18:.D24])" office:value-type="float" office:value="2000" calcext:value-type="float">
            <text:p>2,000 </text:p>
          </table:table-cell>
          <table:table-cell table:style-name="ce28" table:formula="of:=SUM([.E18:.E24])" office:value-type="float" office:value="103000" calcext:value-type="float">
            <text:p>NT$103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18:.H24])" office:value-type="float" office:value="1000" calcext:value-type="float">
            <text:p>1,000 </text:p>
          </table:table-cell>
          <table:table-cell table:style-name="ce28" table:formula="of:=SUM([.I18:.I24])" office:value-type="float" office:value="53000" calcext:value-type="float">
            <text:p>NT$53,000.00 </text:p>
          </table:table-cell>
          <table:table-cell table:style-name="ce51" table:formula="of:=SUM([.J18:.J24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宏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40.4" calcext:value-type="float">
            <text:p>NT$40.4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30]*[.D30]" office:value-type="float" office:value="80800" calcext:value-type="float">
            <text:p>NT$80,8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42.16" calcext:value-type="float">
            <text:p>NT$42.16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30]*[.H30]" office:value-type="float" office:value="42160" calcext:value-type="float">
            <text:p>NT$42,16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43" calcext:value-type="float">
            <text:p>43.00 </text:p>
          </table:table-cell>
          <table:table-cell table:style-name="ce19" table:formula="of:=[.D37]-[.H37]+[.J37]" office:value-type="float" office:value="1000" calcext:value-type="float">
            <text:p>1,000 </text:p>
          </table:table-cell>
          <table:table-cell table:style-name="ce72" table:formula="of:=[.K30]*[.L30]" office:value-type="float" office:value="43000" calcext:value-type="float">
            <text:p>NT$43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30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30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31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31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32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32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30]+[.I37]-[.E37]" office:value-type="float" office:value="4360" calcext:value-type="float">
            <text:p>NT$4,360.00 </text:p>
          </table:table-cell>
          <table:table-cell table:style-name="ce66" table:formula="of:=[.K33]/[.E37]" office:value-type="percentage" office:value="0.053960396039604" calcext:value-type="percentage">
            <text:p>5.40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33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33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34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34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35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35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30:.D36])" office:value-type="float" office:value="2000" calcext:value-type="float">
            <text:p>2,000 </text:p>
          </table:table-cell>
          <table:table-cell table:style-name="ce28" table:formula="of:=SUM([.E30:.E36])" office:value-type="float" office:value="80800" calcext:value-type="float">
            <text:p>NT$80,8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30:.H36])" office:value-type="float" office:value="1000" calcext:value-type="float">
            <text:p>1,000 </text:p>
          </table:table-cell>
          <table:table-cell table:style-name="ce28" table:formula="of:=SUM([.I30:.I36])" office:value-type="float" office:value="42160" calcext:value-type="float">
            <text:p>NT$42,160.00 </text:p>
          </table:table-cell>
          <table:table-cell table:style-name="ce51" table:formula="of:=SUM([.J30:.J36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台積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91.5" calcext:value-type="float">
            <text:p>NT$91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42]*[.D42]" office:value-type="float" office:value="183000" calcext:value-type="float">
            <text:p>NT$183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5" calcext:value-type="float">
            <text:p>NT$95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42]*[.H42]" office:value-type="float" office:value="95000" calcext:value-type="float">
            <text:p>NT$95,0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93.12" calcext:value-type="float">
            <text:p>93.12 </text:p>
          </table:table-cell>
          <table:table-cell table:style-name="ce19" table:formula="of:=[.D49]-[.H49]+[.J49]" office:value-type="float" office:value="1000" calcext:value-type="float">
            <text:p>1,000 </text:p>
          </table:table-cell>
          <table:table-cell table:style-name="ce72" table:formula="of:=[.K42]*[.L42]" office:value-type="float" office:value="93120" calcext:value-type="float">
            <text:p>NT$93,12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42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42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43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43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44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44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42]+[.I49]-[.E49]" office:value-type="float" office:value="5120" calcext:value-type="float">
            <text:p>NT$5,120.00 </text:p>
          </table:table-cell>
          <table:table-cell table:style-name="ce66" table:formula="of:=[.K45]/[.E49]" office:value-type="percentage" office:value="0.0279781420765027" calcext:value-type="percentage">
            <text:p>2.80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45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45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46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46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47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47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42:.D48])" office:value-type="float" office:value="2000" calcext:value-type="float">
            <text:p>2,000 </text:p>
          </table:table-cell>
          <table:table-cell table:style-name="ce28" table:formula="of:=SUM([.E42:.E48])" office:value-type="float" office:value="183000" calcext:value-type="float">
            <text:p>NT$183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42:.H48])" office:value-type="float" office:value="1000" calcext:value-type="float">
            <text:p>1,000 </text:p>
          </table:table-cell>
          <table:table-cell table:style-name="ce28" table:formula="of:=SUM([.I42:.I48])" office:value-type="float" office:value="95000" calcext:value-type="float">
            <text:p>NT$95,000.00 </text:p>
          </table:table-cell>
          <table:table-cell table:style-name="ce51" table:formula="of:=SUM([.J42:.J48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中銀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36.9" calcext:value-type="float">
            <text:p>NT$36.9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54]*[.D54]" office:value-type="float" office:value="73800" calcext:value-type="float">
            <text:p>NT$73,8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9.4" calcext:value-type="float">
            <text:p>NT$39.4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54]*[.H54]" office:value-type="float" office:value="39400" calcext:value-type="float">
            <text:p>NT$39,4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32" calcext:value-type="float">
            <text:p>32.00 </text:p>
          </table:table-cell>
          <table:table-cell table:style-name="ce19" table:formula="of:=[.D61]-[.H61]+[.J61]" office:value-type="float" office:value="1000" calcext:value-type="float">
            <text:p>1,000 </text:p>
          </table:table-cell>
          <table:table-cell table:style-name="ce72" table:formula="of:=[.K54]*[.L54]" office:value-type="float" office:value="32000" calcext:value-type="float">
            <text:p>NT$32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54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54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55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55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56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56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54]+[.I61]-[.E61]" office:value-type="float" office:value="-2400" calcext:value-type="float">
            <text:p>(NT$2,400.00)</text:p>
          </table:table-cell>
          <table:table-cell table:style-name="ce66" table:formula="of:=[.K57]/[.E61]" office:value-type="percentage" office:value="-0.032520325203252" calcext:value-type="percentage">
            <text:p>-3.25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57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57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58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58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59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59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54:.D60])" office:value-type="float" office:value="2000" calcext:value-type="float">
            <text:p>2,000 </text:p>
          </table:table-cell>
          <table:table-cell table:style-name="ce28" table:formula="of:=SUM([.E54:.E60])" office:value-type="float" office:value="73800" calcext:value-type="float">
            <text:p>NT$73,8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54:.H60])" office:value-type="float" office:value="1000" calcext:value-type="float">
            <text:p>1,000 </text:p>
          </table:table-cell>
          <table:table-cell table:style-name="ce28" table:formula="of:=SUM([.I54:.I60])" office:value-type="float" office:value="39400" calcext:value-type="float">
            <text:p>NT$39,400.00 </text:p>
          </table:table-cell>
          <table:table-cell table:style-name="ce51" table:formula="of:=SUM([.J54:.J60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2" table:number-rows-repeated="13">
          <table:table-cell table:number-columns-repeated="1024"/>
        </table:table-row>
        <table:table-row table:style-name="ro6" table:number-rows-repeated="1048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基金投資" table:style-name="ta2">
        <office:forms form:automatic-focus="false" form:apply-design-mode="false"/>
        <table:table-column table:style-name="co16" table:default-cell-style-name="ce68"/>
        <table:table-column table:style-name="co17" table:default-cell-style-name="ce80"/>
        <table:table-column table:style-name="co18" table:number-columns-repeated="2" table:default-cell-style-name="ce86"/>
        <table:table-column table:style-name="co9" table:default-cell-style-name="ce86"/>
        <table:table-column table:style-name="co18" table:number-columns-repeated="3" table:default-cell-style-name="ce86"/>
        <table:table-column table:style-name="co19" table:default-cell-style-name="ce86"/>
        <table:table-column table:style-name="co20" table:default-cell-style-name="ce61"/>
        <table:table-column table:style-name="co21" table:default-cell-style-name="ce86"/>
        <table:table-column table:style-name="co22" table:default-cell-style-name="ce61"/>
        <table:table-column table:style-name="co23" table:default-cell-style-name="ce2"/>
        <table:table-column table:style-name="co9" table:default-cell-style-name="ce2"/>
        <table:table-column table:style-name="co24" table:default-cell-style-name="ce111"/>
        <table:table-column table:style-name="co24" table:default-cell-style-name="ce2"/>
        <table:table-column table:style-name="co25" table:default-cell-style-name="ce2"/>
        <table:table-column table:style-name="co21" table:default-cell-style-name="ce110"/>
        <table:table-column table:style-name="co26" table:default-cell-style-name="ce61"/>
        <table:table-column table:style-name="co15" table:number-columns-repeated="1005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81" office:value-type="string" calcext:value-type="string">
            <text:p>投資年月</text:p>
          </table:table-cell>
          <table:table-cell table:style-name="ce87" office:value-type="string" calcext:value-type="string">
            <text:p>初始總價</text:p>
          </table:table-cell>
          <table:table-cell table:style-name="ce91" office:value-type="string" calcext:value-type="string">
            <text:p>本期買入</text:p>
          </table:table-cell>
          <table:table-cell table:style-name="ce87" office:value-type="string" calcext:value-type="string">
            <text:p>手續費</text:p>
          </table:table-cell>
          <table:table-cell table:style-name="ce95" office:value-type="string" calcext:value-type="string">
            <text:p>本期賣出</text:p>
          </table:table-cell>
          <table:table-cell table:style-name="ce87" office:value-type="string" calcext:value-type="string">
            <text:p>本期市值</text:p>
          </table:table-cell>
          <table:table-cell table:style-name="ce99" office:value-type="string" calcext:value-type="string">
            <text:p>累計成本</text:p>
          </table:table-cell>
          <table:table-cell table:style-name="ce87" office:value-type="string" calcext:value-type="string">
            <text:p>本期獲利</text:p>
          </table:table-cell>
          <table:table-cell table:style-name="ce102" office:value-type="string" calcext:value-type="string">
            <text:p>本<text:span text:style-name="T2">期</text:span></text:p>
            <text:p><text:span text:style-name="T2">報</text:span><text:span text:style-name="T3"> </text:span><text:span text:style-name="T2">酬</text:span><text:span text:style-name="T3"> </text:span><text:span text:style-name="T2">率</text:span></text:p>
          </table:table-cell>
          <table:table-cell table:style-name="ce87" office:value-type="string" calcext:value-type="string">
            <text:p>累積獲利</text:p>
          </table:table-cell>
          <table:table-cell table:style-name="ce106" office:value-type="string" calcext:value-type="string">
            <text:p>累<text:span text:style-name="T2">積</text:span></text:p>
            <text:p><text:span text:style-name="T2">報</text:span><text:span text:style-name="T3"> </text:span><text:span text:style-name="T2">酬</text:span><text:span text:style-name="T3"> </text:span><text:span text:style-name="T2">率</text:span></text:p>
          </table:table-cell>
          <table:table-cell table:number-columns-repeated="1012"/>
        </table:table-row>
        <table:table-row table:style-name="ro7">
          <table:table-cell/>
          <table:table-cell table:style-name="ce82" office:value-type="date" office:date-value="2000-01-01T00:14:24" calcext:value-type="date">
            <text:p>89年1月</text:p>
          </table:table-cell>
          <table:table-cell table:style-name="ce88" office:value-type="float" office:value="0" calcext:value-type="float">
            <text:p>$0.0 </text:p>
          </table:table-cell>
          <table:table-cell table:style-name="ce92" office:value-type="float" office:value="3500000" calcext:value-type="float">
            <text:p>$3,500,000.0 </text:p>
          </table:table-cell>
          <table:table-cell table:style-name="ce88" office:value-type="float" office:value="35000" calcext:value-type="float">
            <text:p>$35,000.0 </text:p>
          </table:table-cell>
          <table:table-cell table:style-name="ce96" office:value-type="float" office:value="0" calcext:value-type="float">
            <text:p>$0.0 </text:p>
          </table:table-cell>
          <table:table-cell table:style-name="ce88" office:value-type="float" office:value="3613245" calcext:value-type="float">
            <text:p>$3,613,245.0 </text:p>
          </table:table-cell>
          <table:table-cell table:style-name="ce100" table:formula="of:=+[.C3]+[.D3]+[.E3]-[.F3]" office:value-type="float" office:value="3535000" calcext:value-type="float">
            <text:p>$3,535,000.0 </text:p>
          </table:table-cell>
          <table:table-cell table:style-name="ce88" table:formula="of:=[.G3]-[.H3]" office:value-type="float" office:value="78245" calcext:value-type="float">
            <text:p>$78,245.0 </text:p>
          </table:table-cell>
          <table:table-cell table:style-name="ce103" table:formula="of:=[.I3]/[.H3]" office:value-type="percentage" office:value="0.0221343705799151" calcext:value-type="percentage">
            <text:p>2.21%</text:p>
          </table:table-cell>
          <table:table-cell table:style-name="ce88" table:formula="of:=[.I3]" office:value-type="float" office:value="78245" calcext:value-type="float">
            <text:p>$78,245.0 </text:p>
          </table:table-cell>
          <table:table-cell table:style-name="ce107" table:formula="of:=[.K3]/[.H3]" office:value-type="percentage" office:value="0.0221343705799151" calcext:value-type="percentage">
            <text:p>2.21%</text:p>
          </table:table-cell>
          <table:table-cell table:style-name="ce110"/>
          <table:table-cell table:style-name="ce45"/>
          <table:table-cell/>
          <table:table-cell table:style-name="ce110" table:number-columns-repeated="2"/>
          <table:table-cell table:number-columns-repeated="1007"/>
        </table:table-row>
        <table:table-row table:style-name="ro6">
          <table:table-cell/>
          <table:table-cell table:style-name="ce83" table:formula="of:=[.B3]+31" office:value-type="date" office:date-value="2000-02-01T00:14:24" calcext:value-type="date">
            <text:p>89年2月</text:p>
          </table:table-cell>
          <table:table-cell table:style-name="ce89" table:formula="of:=[.G3]" office:value-type="float" office:value="3613245" calcext:value-type="float">
            <text:p>$3,613,245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3570000" calcext:value-type="float">
            <text:p>$3,570,000.0 </text:p>
          </table:table-cell>
          <table:table-cell table:style-name="ce100" table:formula="of:=+[.C4]+[.D4]+[.E4]-[.F4]" office:value-type="float" office:value="3613245" calcext:value-type="float">
            <text:p>$3,613,245.0 </text:p>
          </table:table-cell>
          <table:table-cell table:style-name="ce89" table:formula="of:=[.G4]-[.H4]" office:value-type="float" office:value="-43245" calcext:value-type="float">
            <text:p>($43,245.0)</text:p>
          </table:table-cell>
          <table:table-cell table:style-name="ce104" table:formula="of:=[.I4]/[.H4]" office:value-type="percentage" office:value="-0.0119684660187726" calcext:value-type="percentage">
            <text:p>-1.20%</text:p>
          </table:table-cell>
          <table:table-cell table:style-name="ce89" table:formula="of:=[.K3]+[.I4]" office:value-type="float" office:value="35000" calcext:value-type="float">
            <text:p>$35,000.0 </text:p>
          </table:table-cell>
          <table:table-cell table:style-name="ce108" table:formula="of:=[.K4]/[.H4]" office:value-type="percentage" office:value="0.00968658366648262" calcext:value-type="percentage">
            <text:p>0.97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4]+31" office:value-type="date" office:date-value="2000-03-03T00:14:24" calcext:value-type="date">
            <text:p>89年3月</text:p>
          </table:table-cell>
          <table:table-cell table:style-name="ce89" table:formula="of:=[.G4]" office:value-type="float" office:value="3570000" calcext:value-type="float">
            <text:p>$3,570,00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5000" calcext:value-type="float">
            <text:p>$5,000.0 </text:p>
          </table:table-cell>
          <table:table-cell table:style-name="ce97" office:value-type="float" office:value="1500000" calcext:value-type="float">
            <text:p>$1,500,000.0 </text:p>
          </table:table-cell>
          <table:table-cell table:style-name="ce89" office:value-type="float" office:value="2107654" calcext:value-type="float">
            <text:p>$2,107,654.0 </text:p>
          </table:table-cell>
          <table:table-cell table:style-name="ce100" table:formula="of:=+[.C5]+[.D5]+[.E5]-[.F5]" office:value-type="float" office:value="2075000" calcext:value-type="float">
            <text:p>$2,075,000.0 </text:p>
          </table:table-cell>
          <table:table-cell table:style-name="ce89" table:formula="of:=[.G5]-[.H5]" office:value-type="float" office:value="32654" calcext:value-type="float">
            <text:p>$32,654.0 </text:p>
          </table:table-cell>
          <table:table-cell table:style-name="ce104" table:formula="of:=[.I5]/[.H5]" office:value-type="percentage" office:value="0.0157368674698795" calcext:value-type="percentage">
            <text:p>1.57%</text:p>
          </table:table-cell>
          <table:table-cell table:style-name="ce89" table:formula="of:=[.K4]+[.I5]" office:value-type="float" office:value="67654" calcext:value-type="float">
            <text:p>$67,654.0 </text:p>
          </table:table-cell>
          <table:table-cell table:style-name="ce108" table:formula="of:=[.K5]/[.H5]" office:value-type="percentage" office:value="0.0326043373493976" calcext:value-type="percentage">
            <text:p>3.26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5]+31" office:value-type="date" office:date-value="2000-04-03T00:14:24" calcext:value-type="date">
            <text:p>89年4月</text:p>
          </table:table-cell>
          <table:table-cell table:style-name="ce89" table:formula="of:=[.G5]" office:value-type="float" office:value="2107654" calcext:value-type="float">
            <text:p>$2,107,654.0 </text:p>
          </table:table-cell>
          <table:table-cell table:style-name="ce93" office:value-type="float" office:value="500000" calcext:value-type="float">
            <text:p>$500,000.0 </text:p>
          </table:table-cell>
          <table:table-cell table:style-name="ce89" office:value-type="float" office:value="5000" calcext:value-type="float">
            <text:p>$5,00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2663450" calcext:value-type="float">
            <text:p>$2,663,450.0 </text:p>
          </table:table-cell>
          <table:table-cell table:style-name="ce100" table:formula="of:=+[.C6]+[.D6]+[.E6]-[.F6]" office:value-type="float" office:value="2612654" calcext:value-type="float">
            <text:p>$2,612,654.0 </text:p>
          </table:table-cell>
          <table:table-cell table:style-name="ce89" table:formula="of:=[.G6]-[.H6]" office:value-type="float" office:value="50796" calcext:value-type="float">
            <text:p>$50,796.0 </text:p>
          </table:table-cell>
          <table:table-cell table:style-name="ce104" table:formula="of:=[.I6]/[.H6]" office:value-type="percentage" office:value="0.0194422989037201" calcext:value-type="percentage">
            <text:p>1.94%</text:p>
          </table:table-cell>
          <table:table-cell table:style-name="ce89" table:formula="of:=[.K5]+[.I6]" office:value-type="float" office:value="118450" calcext:value-type="float">
            <text:p>$118,450.0 </text:p>
          </table:table-cell>
          <table:table-cell table:style-name="ce108" table:formula="of:=[.K6]/[.H6]" office:value-type="percentage" office:value="0.0453370404194356" calcext:value-type="percentage">
            <text:p>4.53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6]+31" office:value-type="date" office:date-value="2000-05-04T00:14:24" calcext:value-type="date">
            <text:p>89年5月</text:p>
          </table:table-cell>
          <table:table-cell table:style-name="ce89" table:formula="of:=[.G6]" office:value-type="float" office:value="2663450" calcext:value-type="float">
            <text:p>$2,663,45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7]+[.D7]+[.E7]-[.F7]" office:value-type="float" office:value="2663450" calcext:value-type="float">
            <text:p>$2,663,450.0 </text:p>
          </table:table-cell>
          <table:table-cell table:style-name="ce89" table:formula="of:=[.G7]-[.H7]" office:value-type="float" office:value="-2663450" calcext:value-type="float">
            <text:p>($2,663,450.0)</text:p>
          </table:table-cell>
          <table:table-cell table:style-name="ce104" table:formula="of:=[.I7]/[.H7]" office:value-type="percentage" office:value="-1" calcext:value-type="percentage">
            <text:p>-100.00%</text:p>
          </table:table-cell>
          <table:table-cell table:style-name="ce89" table:formula="of:=[.K6]+[.I7]" office:value-type="float" office:value="-2545000" calcext:value-type="float">
            <text:p>($2,545,000.0)</text:p>
          </table:table-cell>
          <table:table-cell table:style-name="ce108" table:formula="of:=[.K7]/[.H7]" office:value-type="percentage" office:value="-0.955527605173741" calcext:value-type="percentage">
            <text:p>-95.55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7]+31" office:value-type="date" office:date-value="2000-06-04T00:14:24" calcext:value-type="date">
            <text:p>89年6月</text:p>
          </table:table-cell>
          <table:table-cell table:style-name="ce89" table:formula="of:=[.G7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8]+[.D8]+[.E8]-[.F8]" office:value-type="float" office:value="0" calcext:value-type="float">
            <text:p>$0.0 </text:p>
          </table:table-cell>
          <table:table-cell table:style-name="ce89" table:formula="of:=[.G8]-[.H8]" office:value-type="float" office:value="0" calcext:value-type="float">
            <text:p>$0.0 </text:p>
          </table:table-cell>
          <table:table-cell table:style-name="ce104" table:formula="of:=[.I8]/[.H8]" office:value-type="string" office:string-value="" calcext:value-type="error">
            <text:p>#DIV/0!</text:p>
          </table:table-cell>
          <table:table-cell table:style-name="ce89" table:formula="of:=[.K7]+[.I8]" office:value-type="float" office:value="-2545000" calcext:value-type="float">
            <text:p>($2,545,000.0)</text:p>
          </table:table-cell>
          <table:table-cell table:style-name="ce108" table:formula="of:=[.K8]/[.H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8]+31" office:value-type="date" office:date-value="2000-07-05T00:14:24" calcext:value-type="date">
            <text:p>89年7月</text:p>
          </table:table-cell>
          <table:table-cell table:style-name="ce89" table:formula="of:=[.G8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9]+[.D9]+[.E9]-[.F9]" office:value-type="float" office:value="0" calcext:value-type="float">
            <text:p>$0.0 </text:p>
          </table:table-cell>
          <table:table-cell table:style-name="ce89" table:formula="of:=[.G9]-[.H9]" office:value-type="float" office:value="0" calcext:value-type="float">
            <text:p>$0.0 </text:p>
          </table:table-cell>
          <table:table-cell table:style-name="ce104" table:formula="of:=[.I9]/[.H9]" office:value-type="string" office:string-value="" calcext:value-type="error">
            <text:p>#DIV/0!</text:p>
          </table:table-cell>
          <table:table-cell table:style-name="ce89" table:formula="of:=[.K8]+[.I9]" office:value-type="float" office:value="-2545000" calcext:value-type="float">
            <text:p>($2,545,000.0)</text:p>
          </table:table-cell>
          <table:table-cell table:style-name="ce108" table:formula="of:=[.K9]/[.H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9]+31" office:value-type="date" office:date-value="2000-08-05T00:14:24" calcext:value-type="date">
            <text:p>89年8月</text:p>
          </table:table-cell>
          <table:table-cell table:style-name="ce89" table:formula="of:=[.G9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0]+[.D10]+[.E10]-[.F10]" office:value-type="float" office:value="0" calcext:value-type="float">
            <text:p>$0.0 </text:p>
          </table:table-cell>
          <table:table-cell table:style-name="ce89" table:formula="of:=[.G10]-[.H10]" office:value-type="float" office:value="0" calcext:value-type="float">
            <text:p>$0.0 </text:p>
          </table:table-cell>
          <table:table-cell table:style-name="ce104" table:formula="of:=[.I10]/[.H10]" office:value-type="string" office:string-value="" calcext:value-type="error">
            <text:p>#DIV/0!</text:p>
          </table:table-cell>
          <table:table-cell table:style-name="ce89" table:formula="of:=[.K9]+[.I10]" office:value-type="float" office:value="-2545000" calcext:value-type="float">
            <text:p>($2,545,000.0)</text:p>
          </table:table-cell>
          <table:table-cell table:style-name="ce108" table:formula="of:=[.K10]/[.H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0]+31" office:value-type="date" office:date-value="2000-09-05T00:14:24" calcext:value-type="date">
            <text:p>89年9月</text:p>
          </table:table-cell>
          <table:table-cell table:style-name="ce89" table:formula="of:=[.G10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1]+[.D11]+[.E11]-[.F11]" office:value-type="float" office:value="0" calcext:value-type="float">
            <text:p>$0.0 </text:p>
          </table:table-cell>
          <table:table-cell table:style-name="ce89" table:formula="of:=[.G11]-[.H11]" office:value-type="float" office:value="0" calcext:value-type="float">
            <text:p>$0.0 </text:p>
          </table:table-cell>
          <table:table-cell table:style-name="ce104" table:formula="of:=[.I11]/[.H11]" office:value-type="string" office:string-value="" calcext:value-type="error">
            <text:p>#DIV/0!</text:p>
          </table:table-cell>
          <table:table-cell table:style-name="ce89" table:formula="of:=[.K10]+[.I11]" office:value-type="float" office:value="-2545000" calcext:value-type="float">
            <text:p>($2,545,000.0)</text:p>
          </table:table-cell>
          <table:table-cell table:style-name="ce108" table:formula="of:=[.K11]/[.H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1]+31" office:value-type="date" office:date-value="2000-10-06T00:14:24" calcext:value-type="date">
            <text:p>89年10月</text:p>
          </table:table-cell>
          <table:table-cell table:style-name="ce89" table:formula="of:=[.G11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2]+[.D12]+[.E12]-[.F12]" office:value-type="float" office:value="0" calcext:value-type="float">
            <text:p>$0.0 </text:p>
          </table:table-cell>
          <table:table-cell table:style-name="ce89" table:formula="of:=[.G12]-[.H12]" office:value-type="float" office:value="0" calcext:value-type="float">
            <text:p>$0.0 </text:p>
          </table:table-cell>
          <table:table-cell table:style-name="ce104" table:formula="of:=[.I12]/[.H12]" office:value-type="string" office:string-value="" calcext:value-type="error">
            <text:p>#DIV/0!</text:p>
          </table:table-cell>
          <table:table-cell table:style-name="ce89" table:formula="of:=[.K11]+[.I12]" office:value-type="float" office:value="-2545000" calcext:value-type="float">
            <text:p>($2,545,000.0)</text:p>
          </table:table-cell>
          <table:table-cell table:style-name="ce108" table:formula="of:=[.K12]/[.H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2]+31" office:value-type="date" office:date-value="2000-11-06T00:14:24" calcext:value-type="date">
            <text:p>89年11月</text:p>
          </table:table-cell>
          <table:table-cell table:style-name="ce89" table:formula="of:=[.G12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3]+[.D13]+[.E13]-[.F13]" office:value-type="float" office:value="0" calcext:value-type="float">
            <text:p>$0.0 </text:p>
          </table:table-cell>
          <table:table-cell table:style-name="ce89" table:formula="of:=[.G13]-[.H13]" office:value-type="float" office:value="0" calcext:value-type="float">
            <text:p>$0.0 </text:p>
          </table:table-cell>
          <table:table-cell table:style-name="ce104" table:formula="of:=[.I13]/[.H13]" office:value-type="string" office:string-value="" calcext:value-type="error">
            <text:p>#DIV/0!</text:p>
          </table:table-cell>
          <table:table-cell table:style-name="ce89" table:formula="of:=[.K12]+[.I13]" office:value-type="float" office:value="-2545000" calcext:value-type="float">
            <text:p>($2,545,000.0)</text:p>
          </table:table-cell>
          <table:table-cell table:style-name="ce108" table:formula="of:=[.K13]/[.H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3]+31" office:value-type="date" office:date-value="2000-12-07T00:14:24" calcext:value-type="date">
            <text:p>89年12月</text:p>
          </table:table-cell>
          <table:table-cell table:style-name="ce89" table:formula="of:=[.G13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4]+[.D14]+[.E14]-[.F14]" office:value-type="float" office:value="0" calcext:value-type="float">
            <text:p>$0.0 </text:p>
          </table:table-cell>
          <table:table-cell table:style-name="ce89" table:formula="of:=[.G14]-[.H14]" office:value-type="float" office:value="0" calcext:value-type="float">
            <text:p>$0.0 </text:p>
          </table:table-cell>
          <table:table-cell table:style-name="ce104" table:formula="of:=[.I14]/[.H14]" office:value-type="string" office:string-value="" calcext:value-type="error">
            <text:p>#DIV/0!</text:p>
          </table:table-cell>
          <table:table-cell table:style-name="ce89" table:formula="of:=[.K13]+[.I14]" office:value-type="float" office:value="-2545000" calcext:value-type="float">
            <text:p>($2,545,000.0)</text:p>
          </table:table-cell>
          <table:table-cell table:style-name="ce108" table:formula="of:=[.K14]/[.H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4]+31" office:value-type="date" office:date-value="2001-01-07T00:14:24" calcext:value-type="date">
            <text:p>90年1月</text:p>
          </table:table-cell>
          <table:table-cell table:style-name="ce89" table:formula="of:=[.G14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5]+[.D15]+[.E15]-[.F15]" office:value-type="float" office:value="0" calcext:value-type="float">
            <text:p>$0.0 </text:p>
          </table:table-cell>
          <table:table-cell table:style-name="ce89" table:formula="of:=[.G15]-[.H15]" office:value-type="float" office:value="0" calcext:value-type="float">
            <text:p>$0.0 </text:p>
          </table:table-cell>
          <table:table-cell table:style-name="ce104" table:formula="of:=[.I15]/[.H15]" office:value-type="string" office:string-value="" calcext:value-type="error">
            <text:p>#DIV/0!</text:p>
          </table:table-cell>
          <table:table-cell table:style-name="ce89" table:formula="of:=[.K14]+[.I15]" office:value-type="float" office:value="-2545000" calcext:value-type="float">
            <text:p>($2,545,000.0)</text:p>
          </table:table-cell>
          <table:table-cell table:style-name="ce108" table:formula="of:=[.K15]/[.H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5]+31" office:value-type="date" office:date-value="2001-02-07T00:14:24" calcext:value-type="date">
            <text:p>90年2月</text:p>
          </table:table-cell>
          <table:table-cell table:style-name="ce89" table:formula="of:=[.G15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6]+[.D16]+[.E16]-[.F16]" office:value-type="float" office:value="0" calcext:value-type="float">
            <text:p>$0.0 </text:p>
          </table:table-cell>
          <table:table-cell table:style-name="ce89" table:formula="of:=[.G16]-[.H16]" office:value-type="float" office:value="0" calcext:value-type="float">
            <text:p>$0.0 </text:p>
          </table:table-cell>
          <table:table-cell table:style-name="ce104" table:formula="of:=[.I16]/[.H16]" office:value-type="string" office:string-value="" calcext:value-type="error">
            <text:p>#DIV/0!</text:p>
          </table:table-cell>
          <table:table-cell table:style-name="ce89" table:formula="of:=[.K15]+[.I16]" office:value-type="float" office:value="-2545000" calcext:value-type="float">
            <text:p>($2,545,000.0)</text:p>
          </table:table-cell>
          <table:table-cell table:style-name="ce108" table:formula="of:=[.K16]/[.H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84" table:formula="of:=[.B16]+31" office:value-type="date" office:date-value="2001-03-10T00:14:24" calcext:value-type="date">
            <text:p>90年3月</text:p>
          </table:table-cell>
          <table:table-cell table:style-name="ce90" table:formula="of:=[.G16]" office:value-type="float" office:value="0" calcext:value-type="float">
            <text:p>$0.0 </text:p>
          </table:table-cell>
          <table:table-cell table:style-name="ce94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98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101" table:formula="of:=+[.C17]+[.D17]+[.E17]-[.F17]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105" table:formula="of:=[.I17]/[.H17]" office:value-type="string" office:string-value="" calcext:value-type="error">
            <text:p>#DIV/0!</text:p>
          </table:table-cell>
          <table:table-cell table:style-name="ce90" table:formula="of:=[.K16]+[.I17]" office:value-type="float" office:value="-2545000" calcext:value-type="float">
            <text:p>($2,545,000.0)</text:p>
          </table:table-cell>
          <table:table-cell table:style-name="ce109" table:formula="of:=[.K17]/[.H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85" office:value-type="string" calcext:value-type="string">
            <text:p><text:s/></text:p>
          </table:table-cell>
          <table:table-cell table:number-columns-repeated="1022"/>
        </table:table-row>
        <table:table-row table:style-name="ro6">
          <table:table-cell/>
          <table:table-cell table:style-name="ce85" office:value-type="string" calcext:value-type="string">
            <text:p><text:s/>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外幣投資" table:style-name="ta3">
        <office:forms form:automatic-focus="false" form:apply-design-mode="false"/>
        <table:table-column table:style-name="co27" table:default-cell-style-name="ce1"/>
        <table:table-column table:style-name="co28" table:default-cell-style-name="ce112"/>
        <table:table-column table:style-name="co6" table:default-cell-style-name="ce121"/>
        <table:table-column table:style-name="co5" table:default-cell-style-name="ce121"/>
        <table:table-column table:style-name="co25" table:default-cell-style-name="ce136"/>
        <table:table-column table:style-name="co29" table:default-cell-style-name="ce141"/>
        <table:table-column table:style-name="co30" table:default-cell-style-name="ce147"/>
        <table:table-column table:style-name="co31" table:default-cell-style-name="ce157"/>
        <table:table-column table:style-name="co32" table:number-columns-repeated="5" table:default-cell-style-name="ce157"/>
        <table:table-column table:style-name="co15" table:number-columns-repeated="1011" table:default-cell-style-name="Default"/>
        <table:table-row table:style-name="ro9">
          <table:table-cell table:style-name="ce68"/>
          <table:table-cell table:number-columns-repeated="12"/>
          <table:table-cell table:style-name="ce68" table:number-columns-repeated="1011"/>
        </table:table-row>
        <table:table-row table:style-name="ro10">
          <table:table-cell table:style-name="ce68"/>
          <table:table-cell table:number-columns-repeated="3"/>
          <table:table-cell office:value-type="string" calcext:value-type="string">
            <text:p>總獲利：</text:p>
          </table:table-cell>
          <table:table-cell table:formula="of:=[.H6]+[.H16]" office:value-type="float" office:value="73841.1409917201" calcext:value-type="float">
            <text:p>NT$73,841.14 </text:p>
          </table:table-cell>
          <table:table-cell table:style-name="ce148" office:value-type="string" calcext:value-type="string">
            <text:p>平均報酬率：</text:p>
          </table:table-cell>
          <table:table-cell table:style-name="ce158" table:formula="of:=[.F2]/([.B6]+[.B16])" office:value-type="percentage" office:value="0.01846028524793" calcext:value-type="percentage">
            <text:p>1.85%</text:p>
          </table:table-cell>
          <table:table-cell table:number-columns-repeated="5"/>
          <table:table-cell table:style-name="ce68" table:number-columns-repeated="1011"/>
        </table:table-row>
        <table:table-row table:style-name="ro11">
          <table:table-cell table:style-name="ce68"/>
          <table:table-cell table:style-name="ce113" office:value-type="string" calcext:value-type="string">
            <text:p>幣別：</text:p>
          </table:table-cell>
          <table:table-cell table:style-name="ce122" office:value-type="string" calcext:value-type="string">
            <text:p>美元</text:p>
          </table:table-cell>
          <table:table-cell table:number-columns-repeated="10"/>
          <table:table-cell table:style-name="ce68" table:number-columns-repeated="1011"/>
        </table:table-row>
        <table:table-row table:style-name="ro11">
          <table:table-cell table:style-name="ce68"/>
          <table:table-cell table:style-name="ce114" office:value-type="string" calcext:value-type="string">
            <text:p>買入資料記錄</text:p>
          </table:table-cell>
          <table:table-cell table:style-name="ce123" office:value-type="string" calcext:value-type="string" table:number-columns-spanned="4" table:number-rows-spanned="1">
            <text:p>賣出資料記錄</text:p>
          </table:table-cell>
          <table:covered-table-cell table:number-columns-repeated="2" table:style-name="ce128"/>
          <table:covered-table-cell table:style-name="ce142"/>
          <table:table-cell table:style-name="ce149" office:value-type="string" calcext:value-type="string">
            <text:p>尚未賣出記錄</text:p>
          </table:table-cell>
          <table:table-cell table:style-name="ce159" office:value-type="string" calcext:value-type="string">
            <text:p>獲利分析</text:p>
          </table:table-cell>
          <table:table-cell/>
          <table:table-cell table:style-name="ce68" table:number-columns-repeated="2"/>
          <table:table-cell table:number-columns-repeated="2"/>
          <table:table-cell table:style-name="ce68" table:number-columns-repeated="1011"/>
        </table:table-row>
        <table:table-row table:style-name="ro7">
          <table:table-cell table:style-name="ce68"/>
          <table:table-cell table:style-name="ce115" office:value-type="string" calcext:value-type="string">
            <text:p>買入</text:p>
          </table:table-cell>
          <table:table-cell table:style-name="ce124" office:value-type="string" calcext:value-type="string">
            <text:p>項次</text:p>
          </table:table-cell>
          <table:table-cell table:style-name="ce129" office:value-type="string" calcext:value-type="string">
            <text:p>賣出</text:p>
          </table:table-cell>
          <table:table-cell table:style-name="ce137" office:value-type="string" calcext:value-type="string">
            <text:p>賣出匯率</text:p>
          </table:table-cell>
          <table:table-cell table:style-name="ce143" office:value-type="string" calcext:value-type="string">
            <text:p>得款</text:p>
          </table:table-cell>
          <table:table-cell table:style-name="ce150" office:value-type="string" calcext:value-type="string">
            <text:p>剩餘</text:p>
          </table:table-cell>
          <table:table-cell table:style-name="ce160" office:value-type="string" calcext:value-type="string">
            <text:p>獲利</text:p>
          </table:table-cell>
          <table:table-cell table:style-name="ce68"/>
          <table:table-cell table:number-columns-repeated="4"/>
          <table:table-cell table:style-name="ce68" table:number-columns-repeated="1011"/>
        </table:table-row>
        <table:table-row table:style-name="ro7">
          <table:table-cell table:style-name="ce68"/>
          <table:table-cell table:style-name="ce116" office:value-type="float" office:value="2000000" calcext:value-type="float">
            <text:p>NT$2,000,000.00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5000" calcext:value-type="float">
            <text:p>US$5,000.00</text:p>
          </table:table-cell>
          <table:table-cell table:style-name="ce138" office:value-type="float" office:value="34.1" calcext:value-type="float">
            <text:p>34.10 </text:p>
          </table:table-cell>
          <table:table-cell table:style-name="ce144" table:formula="of:=[.D6]*[.E6]" office:value-type="float" office:value="170500" calcext:value-type="float">
            <text:p>NT$170,500.00 </text:p>
          </table:table-cell>
          <table:table-cell table:style-name="ce151" table:formula="of:=[.B10]-[.D11]" office:value-type="float" office:value="42386.4734299517" calcext:value-type="float">
            <text:p>US$42,386.47</text:p>
          </table:table-cell>
          <table:table-cell table:style-name="ce161" table:formula="of:=[.G10]+[.F11]-[.B6]" office:value-type="float" office:value="51492.3671497584" calcext:value-type="float">
            <text:p>NT$51,492.37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匯率</text:p>
          </table:table-cell>
          <table:table-cell table:style-name="ce126" table:formula="of:=[.C6]+1" office:value-type="float" office:value="2" calcext:value-type="float">
            <text:p>2</text:p>
          </table:table-cell>
          <table:table-cell table:style-name="ce131" office:value-type="float" office:value="13000" calcext:value-type="float">
            <text:p>US$13,000.00</text:p>
          </table:table-cell>
          <table:table-cell table:style-name="ce139" office:value-type="float" office:value="33.9" calcext:value-type="float">
            <text:p>33.90 </text:p>
          </table:table-cell>
          <table:table-cell table:style-name="ce145" table:formula="of:=[.D7]*[.E7]" office:value-type="float" office:value="440700" calcext:value-type="float">
            <text:p>NT$440,700.00 </text:p>
          </table:table-cell>
          <table:table-cell table:style-name="ce152" office:value-type="string" calcext:value-type="string">
            <text:p>現在利率</text:p>
          </table:table-cell>
          <table:table-cell table:style-name="ce162" office:value-type="string" calcext:value-type="string">
            <text:p>報酬率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float" office:value="33.12" calcext:value-type="float">
            <text:p>33.12</text:p>
          </table:table-cell>
          <table:table-cell table:style-name="ce126" table:formula="of:=[.C7]+1" office:value-type="float" office:value="3" calcext:value-type="float">
            <text:p>3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8]*[.E8]" office:value-type="float" office:value="0" calcext:value-type="float">
            <text:p>NT$0.00 </text:p>
          </table:table-cell>
          <table:table-cell table:style-name="ce153" office:value-type="float" office:value="33.98" calcext:value-type="float">
            <text:p>33.98</text:p>
          </table:table-cell>
          <table:table-cell table:style-name="ce163" table:formula="of:=[.H6]/[.B6]" office:value-type="percentage" office:value="0.0257461835748792" calcext:value-type="percentage">
            <text:p>2.57%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總值</text:p>
          </table:table-cell>
          <table:table-cell table:style-name="ce126" table:formula="of:=[.C8]+1" office:value-type="float" office:value="4" calcext:value-type="float">
            <text:p>4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9]*[.E9]" office:value-type="float" office:value="0" calcext:value-type="float">
            <text:p>NT$0.00 </text:p>
          </table:table-cell>
          <table:table-cell table:style-name="ce118" office:value-type="string" calcext:value-type="string">
            <text:p>剩餘總價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8" table:formula="of:=[.B6]/[.B8]" office:value-type="float" office:value="60386.4734299517" calcext:value-type="float">
            <text:p>US$60,386.47</text:p>
          </table:table-cell>
          <table:table-cell table:style-name="ce126" table:formula="of:=[.C9]+1" office:value-type="float" office:value="5" calcext:value-type="float">
            <text:p>5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0]*[.E10]" office:value-type="float" office:value="0" calcext:value-type="float">
            <text:p>NT$0.00 </text:p>
          </table:table-cell>
          <table:table-cell table:style-name="ce154" table:formula="of:=[.G6]*[.G8]" office:value-type="float" office:value="1440292.36714976" calcext:value-type="float">
            <text:p>NT$1,440,292.37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9"/>
          <table:table-cell table:style-name="ce127" office:value-type="string" calcext:value-type="string">
            <text:p>合計</text:p>
          </table:table-cell>
          <table:table-cell table:style-name="ce132" table:formula="of:=SUM([.D6:.D10])" office:value-type="float" office:value="18000" calcext:value-type="float">
            <text:p>US$18,000.00 </text:p>
          </table:table-cell>
          <table:table-cell table:style-name="ce140"/>
          <table:table-cell table:style-name="ce146" table:formula="of:=SUM([.F6:.F10])" office:value-type="float" office:value="611200" calcext:value-type="float">
            <text:p>NT$611,200.00 </text:p>
          </table:table-cell>
          <table:table-cell table:style-name="ce155"/>
          <table:table-cell table:style-name="ce165"/>
          <table:table-cell table:number-columns-repeated="5"/>
          <table:table-cell table:style-name="ce68" table:number-columns-repeated="1011"/>
        </table:table-row>
        <table:table-row table:style-name="ro4">
          <table:table-cell table:style-name="ce68" table:number-columns-repeated="2"/>
          <table:table-cell/>
          <table:table-cell table:style-name="ce112"/>
          <table:table-cell table:number-columns-repeated="9"/>
          <table:table-cell table:style-name="ce68" table:number-columns-repeated="1011"/>
        </table:table-row>
        <table:table-row table:style-name="ro11">
          <table:table-cell table:style-name="ce68"/>
          <table:table-cell table:style-name="ce113" office:value-type="string" calcext:value-type="string">
            <text:p>幣別：</text:p>
          </table:table-cell>
          <table:table-cell table:style-name="ce122" office:value-type="string" calcext:value-type="string">
            <text:p>歐元</text:p>
          </table:table-cell>
          <table:table-cell table:number-columns-repeated="10"/>
          <table:table-cell table:style-name="ce68" table:number-columns-repeated="1011"/>
        </table:table-row>
        <table:table-row table:style-name="ro11">
          <table:table-cell table:style-name="ce68"/>
          <table:table-cell table:style-name="ce114" office:value-type="string" calcext:value-type="string">
            <text:p>買入資料記錄</text:p>
          </table:table-cell>
          <table:table-cell table:style-name="ce123" office:value-type="string" calcext:value-type="string" table:number-columns-spanned="4" table:number-rows-spanned="1">
            <text:p>賣出資料記錄</text:p>
          </table:table-cell>
          <table:covered-table-cell table:number-columns-repeated="2" table:style-name="ce128"/>
          <table:covered-table-cell table:style-name="ce142"/>
          <table:table-cell table:style-name="ce149" office:value-type="string" calcext:value-type="string">
            <text:p>尚未賣出記錄</text:p>
          </table:table-cell>
          <table:table-cell table:style-name="ce159" office:value-type="string" calcext:value-type="string">
            <text:p>獲利分析</text:p>
          </table:table-cell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5" office:value-type="string" calcext:value-type="string">
            <text:p>買入</text:p>
          </table:table-cell>
          <table:table-cell table:style-name="ce124" office:value-type="string" calcext:value-type="string">
            <text:p>項次</text:p>
          </table:table-cell>
          <table:table-cell table:style-name="ce129" office:value-type="string" calcext:value-type="string">
            <text:p>賣出</text:p>
          </table:table-cell>
          <table:table-cell table:style-name="ce137" office:value-type="string" calcext:value-type="string">
            <text:p>賣出匯率</text:p>
          </table:table-cell>
          <table:table-cell table:style-name="ce143" office:value-type="string" calcext:value-type="string">
            <text:p>得款</text:p>
          </table:table-cell>
          <table:table-cell table:style-name="ce150" office:value-type="string" calcext:value-type="string">
            <text:p>剩餘</text:p>
          </table:table-cell>
          <table:table-cell table:style-name="ce160" office:value-type="string" calcext:value-type="string">
            <text:p>獲利</text:p>
          </table:table-cell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6" office:value-type="float" office:value="2000000" calcext:value-type="float">
            <text:p>NT$2,000,000.00 </text:p>
          </table:table-cell>
          <table:table-cell table:style-name="ce125" office:value-type="float" office:value="1" calcext:value-type="float">
            <text:p>1</text:p>
          </table:table-cell>
          <table:table-cell table:style-name="ce133" office:value-type="currency" office:currency="EUR" office:value="6000" calcext:value-type="currency">
            <text:p>€ 6,000.00 </text:p>
          </table:table-cell>
          <table:table-cell table:style-name="ce138" office:value-type="float" office:value="36.9" calcext:value-type="float">
            <text:p>36.90 </text:p>
          </table:table-cell>
          <table:table-cell table:style-name="ce144" table:formula="of:=[.D16]*[.E16]" office:value-type="float" office:value="221400" calcext:value-type="float">
            <text:p>NT$221,400.00 </text:p>
          </table:table-cell>
          <table:table-cell table:style-name="ce156" table:formula="of:=[.B20]-[.D21]" office:value-type="currency" office:currency="EUR" office:value="15495.9128065395" calcext:value-type="currency">
            <text:p>€ 15,495.91</text:p>
          </table:table-cell>
          <table:table-cell table:style-name="ce161" table:formula="of:=[.G20]+[.F21]-[.B16]" office:value-type="float" office:value="22348.7738419618" calcext:value-type="float">
            <text:p>NT$22,348.77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匯率</text:p>
          </table:table-cell>
          <table:table-cell table:style-name="ce126" table:formula="of:=[.C16]+1" office:value-type="float" office:value="2" calcext:value-type="float">
            <text:p>2</text:p>
          </table:table-cell>
          <table:table-cell table:style-name="ce134" office:value-type="currency" office:currency="EUR" office:value="33000" calcext:value-type="currency">
            <text:p>€ 33,000.00 </text:p>
          </table:table-cell>
          <table:table-cell table:style-name="ce139" office:value-type="float" office:value="37.2" calcext:value-type="float">
            <text:p>37.20 </text:p>
          </table:table-cell>
          <table:table-cell table:style-name="ce145" table:formula="of:=[.D17]*[.E17]" office:value-type="float" office:value="1227600" calcext:value-type="float">
            <text:p>NT$1,227,600.00 </text:p>
          </table:table-cell>
          <table:table-cell table:style-name="ce152" office:value-type="string" calcext:value-type="string">
            <text:p>現在利率</text:p>
          </table:table-cell>
          <table:table-cell table:style-name="ce162" office:value-type="string" calcext:value-type="string">
            <text:p>報酬率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float" office:value="36.7" calcext:value-type="float">
            <text:p>36.70</text:p>
          </table:table-cell>
          <table:table-cell table:style-name="ce126" table:formula="of:=[.C17]+1" office:value-type="float" office:value="3" calcext:value-type="float">
            <text:p>3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8]*[.E18]" office:value-type="float" office:value="0" calcext:value-type="float">
            <text:p>NT$0.00 </text:p>
          </table:table-cell>
          <table:table-cell table:style-name="ce153" office:value-type="float" office:value="37" calcext:value-type="float">
            <text:p>37.00</text:p>
          </table:table-cell>
          <table:table-cell table:style-name="ce163" table:formula="of:=[.H16]/[.B16]" office:value-type="percentage" office:value="0.0111743869209809" calcext:value-type="percentage">
            <text:p>1.12%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總值</text:p>
          </table:table-cell>
          <table:table-cell table:style-name="ce126" table:formula="of:=[.C18]+1" office:value-type="float" office:value="4" calcext:value-type="float">
            <text:p>4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9]*[.E19]" office:value-type="float" office:value="0" calcext:value-type="float">
            <text:p>NT$0.00 </text:p>
          </table:table-cell>
          <table:table-cell table:style-name="ce118" office:value-type="string" calcext:value-type="string">
            <text:p>剩餘總價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20" table:formula="of:=[.B16]/[.B18]" office:value-type="currency" office:currency="EUR" office:value="54495.9128065395" calcext:value-type="currency">
            <text:p>€ 54,495.91</text:p>
          </table:table-cell>
          <table:table-cell table:style-name="ce126" table:formula="of:=[.C19]+1" office:value-type="float" office:value="5" calcext:value-type="float">
            <text:p>5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20]*[.E20]" office:value-type="float" office:value="0" calcext:value-type="float">
            <text:p>NT$0.00 </text:p>
          </table:table-cell>
          <table:table-cell table:style-name="ce154" table:formula="of:=[.G16]*[.G18]" office:value-type="float" office:value="573348.773841962" calcext:value-type="float">
            <text:p>NT$573,348.77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9"/>
          <table:table-cell table:style-name="ce127" office:value-type="string" calcext:value-type="string">
            <text:p>合計</text:p>
          </table:table-cell>
          <table:table-cell table:style-name="ce135" table:formula="of:=SUM([.D16:.D20])" office:value-type="currency" office:currency="EUR" office:value="39000" calcext:value-type="currency">
            <text:p>€ 39,000.00 </text:p>
          </table:table-cell>
          <table:table-cell table:style-name="ce140"/>
          <table:table-cell table:style-name="ce146" table:formula="of:=SUM([.F16:.F20])" office:value-type="float" office:value="1449000" calcext:value-type="float">
            <text:p>NT$1,449,000.00 </text:p>
          </table:table-cell>
          <table:table-cell table:style-name="ce155"/>
          <table:table-cell table:style-name="ce165"/>
          <table:table-cell table:number-columns-repeated="5"/>
          <table:table-cell table:style-name="ce68" table:number-columns-repeated="1011"/>
        </table:table-row>
        <table:table-row table:style-name="ro7">
          <table:table-cell table:number-columns-repeated="1024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US$</number:text>
      <number:number number:decimal-places="2" loext:min-decimal-places="2" number:min-integer-digits="1" number:grouping="true"/>
    </number:number-style>
    <number:number-style style:name="N176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loext:min-decimal-places="0" number:min-integer-digits="1"/>
      <number:text> </number:text>
    </number:number-style>
    <number:number-style style:name="N17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">
      <number:text>NT$</number:text>
      <number:number number:decimal-places="2" loext:min-decimal-places="2" number:min-integer-digits="1" number:grouping="true"/>
    </number:number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text>NT$</number:text>
      <number:number number:decimal-places="0" loext:min-decimal-places="0" number:min-integer-digits="1" number:grouping="true"/>
    </number:number-style>
    <number:currency-style style:name="N18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86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currency-style style:name="N188P0" style:volatile="true"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8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88P0"/>
    </number:currency-style>
    <number:currency-style style:name="N190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0P0"/>
    </number:currency-style>
    <number:date-style style:name="N191">
      <number:year number:style="long"/>
      <number:text>年</number:text>
      <number:month/>
      <number:text>月</number:text>
    </number:date-style>
    <number:date-style style:name="N192">
      <number:year number:calendar="ROC"/>
      <number:text>年</number:text>
      <number:month number:calendar="ROC"/>
      <number:text>月</number:text>
    </number:date-style>
    <number:number-style style:name="N194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9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mm" fo:margin-right="9mm" style:first-page-number="continue" style:scale-to="100%" style:writing-mode="lr-tb"/>
      <style:header-style>
        <style:header-footer-properties fo:min-height="7.5mm" fo:margin-left="14.99mm" fo:margin-right="10mm" fo:margin-bottom="0mm"/>
      </style:header-style>
      <style:footer-style>
        <style:header-footer-properties fo:min-height="7.5mm" fo:margin-left="14.99mm" fo:margin-right="1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34:29.13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股票投資" style:display-name="PageStyle_股票投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基金投資" style:display-name="PageStyle_基金投資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外幣投資" style:display-name="PageStyle_外幣投資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3T10:52:36</meta:creation-date>
    <dc:date>2016-06-20T22:38:20.639000000</dc:date>
    <meta:print-date>2004-07-14T01:11:05</meta:print-date>
    <meta:generator>LibreOffice/5.1.1.3$Windows_x86 LibreOffice_project/89f508ef3ecebd2cfb8e1def0f0ba9a803b88a6d</meta:generator>
    <meta:editing-duration>PT3M51S</meta:editing-duration>
    <meta:editing-cycles>1</meta:editing-cycles>
    <meta:document-statistic meta:table-count="3" meta:cell-count="5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3.5pt" fo:font-weight="bold" style:font-size-asian="13.5pt" style:font-weight-asian="bold" style:font-size-complex="13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.5pt" style:font-size-asian="11.5pt" style:font-size-complex="11.5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fo:font-family="新細明體" fo:font-size="11.5pt" style:font-size-asian="11.5pt" style:font-size-complex="11.5pt"/>
    </style:style>
    <style:style style:name="ch7" style:family="chart" style:data-style-name="N180">
      <style:chart-properties chart:display-label="true" chart:tick-marks-major-inner="true" chart:tick-marks-major-outer="false" chart:tick-marks-minor-inner="true" chart:tick-marks-minor-outer="false" chart:logarithmic="false" chart:gap-width="150" chart:reverse-direction="false" text:line-break="false" loext:try-staggering-first="false" chart:link-data-style-to-source="true" chart:axis-position="1" chart:tick-mark-position="at-axis" style:rotation-angle="45"/>
      <style:text-properties fo:color="#000000" fo:font-family="新細明體" fo:font-size="8pt" style:font-size-asian="8pt" style:font-size-complex="8pt"/>
    </style:style>
    <style:style style:name="ch8" style:family="chart">
      <style:chart-properties chart:auto-position="true" style:rotation-angle="0"/>
      <style:text-properties fo:color="#000000" fo:font-family="新細明體" fo:font-size="11.5pt" style:font-size-asian="11.5pt" style:font-size-complex="11.5pt"/>
    </style:style>
    <style:style style:name="ch9" style:family="chart" style:data-style-name="N18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18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18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18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18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9.919cm" svg:height="5.898cm" xlink:href=".." xlink:type="simple" chart:class="chart:bar" chart:style-name="ch1">
        <chart:title svg:x="2.73cm" svg:y="0.253cm" chart:style-name="ch2">
          <text:p>各檔股票獲利比較圖</text:p>
        </chart:title>
        <chart:legend chart:legend-position="end" svg:x="7.907cm" svg:y="1.389cm" style:legend-expansion="high" chart:style-name="ch3"/>
        <chart:plot-area chart:style-name="ch4" table:cell-range-address="股票投資.O5:股票投資.P9" chart:data-source-has-labels="column" svg:x="1.396cm" svg:y="1.265cm" svg:width="6.313cm" svg:height="3.348cm">
          <chartooo:coordinate-region svg:x="2.062cm" svg:y="1.265cm" svg:width="5.524cm" svg:height="2.425cm"/>
          <chart:axis chart:dimension="x" chart:name="primary-x" chart:style-name="ch5">
            <chart:title svg:x="0.451cm" svg:y="3.409cm" chart:style-name="ch6">
              <text:p>股票</text:p>
            </chart:title>
          </chart:axis>
          <chart:axis chart:dimension="y" chart:name="primary-y" chart:style-name="ch7">
            <chart:title svg:x="4.082cm" svg:y="4.731cm" chart:style-name="ch8">
              <text:p>金額</text:p>
            </chart:title>
            <chart:grid chart:class="major"/>
          </chart:axis>
          <chart:series chart:style-name="ch9" chart:values-cell-range-address="股票投資.P5:股票投資.P5" chart:label-cell-address="股票投資.O5:股票投資.O5" chart:class="chart:bar">
            <chart:data-point/>
          </chart:series>
          <chart:series chart:style-name="ch10" chart:values-cell-range-address="股票投資.P6:股票投資.P6" chart:label-cell-address="股票投資.O6:股票投資.O6" chart:class="chart:bar">
            <chart:data-point/>
          </chart:series>
          <chart:series chart:style-name="ch11" chart:values-cell-range-address="股票投資.P7:股票投資.P7" chart:label-cell-address="股票投資.O7:股票投資.O7" chart:class="chart:bar">
            <chart:data-point/>
          </chart:series>
          <chart:series chart:style-name="ch12" chart:values-cell-range-address="股票投資.P8:股票投資.P8" chart:label-cell-address="股票投資.O8:股票投資.O8" chart:class="chart:bar">
            <chart:data-point/>
          </chart:series>
          <chart:series chart:style-name="ch13" chart:values-cell-range-address="股票投資.P9:股票投資.P9" chart:label-cell-address="股票投資.O9:股票投資.O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日月光</text:p>
                <draw:g>
                  <svg:desc>股票投資.O5:股票投資.O5</svg:desc>
                </draw:g>
              </table:table-cell>
              <table:table-cell office:value-type="float" office:value="16160">
                <text:p>16160</text:p>
                <draw:g>
                  <svg:desc>股票投資.P5:股票投資.P5</svg:desc>
                </draw:g>
              </table:table-cell>
            </table:table-row>
            <table:table-row>
              <table:table-cell office:value-type="string">
                <text:p>聯電</text:p>
                <draw:g>
                  <svg:desc>股票投資.O6:股票投資.O6</svg:desc>
                </draw:g>
              </table:table-cell>
              <table:table-cell office:value-type="float" office:value="2000">
                <text:p>2000</text:p>
                <draw:g>
                  <svg:desc>股票投資.P6:股票投資.P6</svg:desc>
                </draw:g>
              </table:table-cell>
            </table:table-row>
            <table:table-row>
              <table:table-cell office:value-type="string">
                <text:p>宏電</text:p>
                <draw:g>
                  <svg:desc>股票投資.O7:股票投資.O7</svg:desc>
                </draw:g>
              </table:table-cell>
              <table:table-cell office:value-type="float" office:value="4360">
                <text:p>4360</text:p>
                <draw:g>
                  <svg:desc>股票投資.P7:股票投資.P7</svg:desc>
                </draw:g>
              </table:table-cell>
            </table:table-row>
            <table:table-row>
              <table:table-cell office:value-type="string">
                <text:p>台積電</text:p>
                <draw:g>
                  <svg:desc>股票投資.O8:股票投資.O8</svg:desc>
                </draw:g>
              </table:table-cell>
              <table:table-cell office:value-type="float" office:value="5120">
                <text:p>5120</text:p>
                <draw:g>
                  <svg:desc>股票投資.P8:股票投資.P8</svg:desc>
                </draw:g>
              </table:table-cell>
            </table:table-row>
            <table:table-row>
              <table:table-cell office:value-type="string">
                <text:p>中銀</text:p>
                <draw:g>
                  <svg:desc>股票投資.O9:股票投資.O9</svg:desc>
                </draw:g>
              </table:table-cell>
              <table:table-cell office:value-type="float" office:value="-2400">
                <text:p>-2400</text:p>
                <draw:g>
                  <svg:desc>股票投資.P9:股票投資.P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2.25pt" fo:font-weight="bold" style:font-size-asian="12.25pt" style:font-weight-asian="bold" style:font-size-complex="12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0.5pt" style:font-size-asian="10.5pt" style:font-size-complex="10.5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新細明體" fo:font-size="10.5pt" style:font-size-asian="10.5pt" style:font-size-complex="10.5pt"/>
    </style:style>
    <style:style style:name="ch7" style:family="chart" style:data-style-name="N11">
      <style:chart-properties chart:display-label="true" chart:tick-marks-major-inner="true" chart:tick-marks-major-outer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0.25pt" style:font-size-asian="10.25pt" style:font-size-complex="10.25pt"/>
    </style:style>
    <style:style style:name="ch8" style:family="chart">
      <style:chart-properties chart:auto-position="true" style:rotation-angle="90"/>
      <style:text-properties fo:color="#000000" fo:font-family="新細明體" fo:font-size="10.5pt" style:font-size-asian="10.5pt" style:font-size-complex="10.5pt"/>
    </style:style>
    <style:style style:name="ch9" style:family="chart" style:data-style-name="N11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9.919cm" svg:height="5.283cm" xlink:href=".." xlink:type="simple" chart:class="chart:bar" chart:style-name="ch1">
        <chart:title svg:x="3.187cm" svg:y="0.24cm" chart:style-name="ch2">
          <text:p>各股報酬率比較圖</text:p>
        </chart:title>
        <chart:legend chart:legend-position="end" svg:x="8.03cm" svg:y="1.148cm" style:legend-expansion="high" chart:style-name="ch3"/>
        <chart:plot-area chart:style-name="ch4" table:cell-range-address="股票投資.Q5:股票投資.R9" chart:data-source-has-labels="column" svg:x="1.347cm" svg:y="1.162cm" svg:width="6.485cm" svg:height="2.897cm">
          <chartooo:coordinate-region svg:x="2.709cm" svg:y="1.388cm" svg:width="5.123cm" svg:height="2.446cm"/>
          <chart:axis chart:dimension="x" chart:name="primary-x" chart:style-name="ch5">
            <chart:title svg:x="4.151cm" svg:y="4.164cm" chart:style-name="ch6">
              <text:p>股票</text:p>
            </chart:title>
          </chart:axis>
          <chart:axis chart:dimension="y" chart:name="primary-y" chart:style-name="ch7">
            <chart:title svg:x="0.451cm" svg:y="3.233cm" chart:style-name="ch8">
              <text:p>報酬率</text:p>
            </chart:title>
            <chart:grid chart:class="major"/>
          </chart:axis>
          <chart:series chart:style-name="ch9" chart:values-cell-range-address="股票投資.R5:股票投資.R5" chart:label-cell-address="股票投資.Q5:股票投資.Q5" chart:class="chart:bar">
            <chart:data-point/>
          </chart:series>
          <chart:series chart:style-name="ch10" chart:values-cell-range-address="股票投資.R6:股票投資.R6" chart:label-cell-address="股票投資.Q6:股票投資.Q6" chart:class="chart:bar">
            <chart:data-point/>
          </chart:series>
          <chart:series chart:style-name="ch11" chart:values-cell-range-address="股票投資.R7:股票投資.R7" chart:label-cell-address="股票投資.Q7:股票投資.Q7" chart:class="chart:bar">
            <chart:data-point/>
          </chart:series>
          <chart:series chart:style-name="ch12" chart:values-cell-range-address="股票投資.R8:股票投資.R8" chart:label-cell-address="股票投資.Q8:股票投資.Q8" chart:class="chart:bar">
            <chart:data-point/>
          </chart:series>
          <chart:series chart:style-name="ch13" chart:values-cell-range-address="股票投資.R9:股票投資.R9" chart:label-cell-address="股票投資.Q9:股票投資.Q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日月光</text:p>
                <draw:g>
                  <svg:desc>股票投資.Q5:股票投資.Q5</svg:desc>
                </draw:g>
              </table:table-cell>
              <table:table-cell office:value-type="float" office:value="0.117956204379562">
                <text:p>0.117956204379562</text:p>
                <draw:g>
                  <svg:desc>股票投資.R5:股票投資.R5</svg:desc>
                </draw:g>
              </table:table-cell>
            </table:table-row>
            <table:table-row>
              <table:table-cell office:value-type="string">
                <text:p>聯電</text:p>
                <draw:g>
                  <svg:desc>股票投資.Q6:股票投資.Q6</svg:desc>
                </draw:g>
              </table:table-cell>
              <table:table-cell office:value-type="float" office:value="0.0194174757281553">
                <text:p>0.0194174757281553</text:p>
                <draw:g>
                  <svg:desc>股票投資.R6:股票投資.R6</svg:desc>
                </draw:g>
              </table:table-cell>
            </table:table-row>
            <table:table-row>
              <table:table-cell office:value-type="string">
                <text:p>宏電</text:p>
                <draw:g>
                  <svg:desc>股票投資.Q7:股票投資.Q7</svg:desc>
                </draw:g>
              </table:table-cell>
              <table:table-cell office:value-type="float" office:value="0.053960396039604">
                <text:p>0.053960396039604</text:p>
                <draw:g>
                  <svg:desc>股票投資.R7:股票投資.R7</svg:desc>
                </draw:g>
              </table:table-cell>
            </table:table-row>
            <table:table-row>
              <table:table-cell office:value-type="string">
                <text:p>台積電</text:p>
                <draw:g>
                  <svg:desc>股票投資.Q8:股票投資.Q8</svg:desc>
                </draw:g>
              </table:table-cell>
              <table:table-cell office:value-type="float" office:value="0.0279781420765027">
                <text:p>0.0279781420765027</text:p>
                <draw:g>
                  <svg:desc>股票投資.R8:股票投資.R8</svg:desc>
                </draw:g>
              </table:table-cell>
            </table:table-row>
            <table:table-row>
              <table:table-cell office:value-type="string">
                <text:p>中銀</text:p>
                <draw:g>
                  <svg:desc>股票投資.Q9:股票投資.Q9</svg:desc>
                </draw:g>
              </table:table-cell>
              <table:table-cell office:value-type="float" office:value="-0.032520325203252">
                <text:p>-0.032520325203252</text:p>
                <draw:g>
                  <svg:desc>股票投資.R9:股票投資.R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